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172" officeooo:paragraph-rsid="0014f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ph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5:22:24.661624563</meta:creation-date>
    <dc:date>2024-08-03T15:22:48.761642667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3.7.2$Linux_X86_64 LibreOffice_project/30$Build-2</meta:generator>
  </office:meta>
</office:document-meta>
</file>